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5.25cm" fo:min-width="10.9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fo:min-height="0.664cm" fo:min-width="2.014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8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1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  <style:text-properties fo:font-weight="bold"/>
    </style:style>
    <style:style style:name="P5" style:family="paragraph">
      <loext:graphic-properties draw:fill="solid" draw:fill-color="#99ccff"/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="solid" draw:fill-color="#ffff00"/>
      <style:paragraph-properties fo:text-align="center"/>
      <style:text-properties fo:font-weight="bold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5.5cm" svg:x="1.5cm" svg:y="5.3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2cm" svg:height="2.6cm" svg:x="1.75cm" svg:y="1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1.5cm" svg:x="1.5cm" svg:y="11.3cm">
            <text:p text:style-name="P3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1.95cm" svg:y="13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9.45cm" svg:y="12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cm" svg:height="1.5cm" svg:x="9.2cm" svg:y="11.3cm">
            <text:p text:style-name="P3">Working</text:p>
            <text:p text:style-name="P3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9.65cm" svg:y="13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6" draw:text-style-name="P2" draw:layer="layout" svg:width="3.2cm" svg:height="2.4cm" svg:x="2cm" svg:y="7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2cm" svg:height="0.8cm" svg:x="2cm" svg:y="7.85cm">
            <text:p text:style-name="P3"><text:span text:style-name="T2">3c67455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2.8cm" svg:height="1.2cm" svg:x="2.2cm" svg:y="8.85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6" draw:text-style-name="P2" draw:layer="layout" svg:width="3.2cm" svg:height="2.4cm" svg:x="6.851cm" svg:y="7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2cm" svg:height="0.8cm" svg:x="6.851cm" svg:y="7.85cm">
            <text:p text:style-name="P3"><text:span text:style-name="T2">2acad3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cm" svg:height="1.2cm" svg:x="7.051cm" svg:y="8.85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10" xml:id="id3" draw:id="id3" draw:layer="layout" svg:width="3cm" svg:height="1.1cm" svg:x="6.951cm" svg:y="5.6cm">
          <text:p text:style-name="P3">HEAD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6.851cm" svg:y1="9.05cm" svg:x2="5.2cm" svg:y2="9.05cm" draw:start-shape="id1" draw:start-glue-point="3" draw:end-shape="id2" draw:end-glue-point="1" svg:d="M6851 9050h-1651" svg:viewBox="0 0 1652 1">
          <text:p/>
        </draw:connector>
        <draw:connector draw:style-name="gr11" draw:text-style-name="P3" draw:layer="layout" draw:type="curve" svg:x1="8.451cm" svg:y1="6.7cm" svg:x2="8.451cm" svg:y2="7.85cm" draw:start-shape="id3" draw:start-glue-point="2" draw:end-shape="id1" svg:d="M8451 6700v1150" svg:viewBox="0 0 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3T13:34:13.847819373</dc:date>
    <dc:creator>Neil Smith</dc:creator>
    <meta:editing-duration>PT23H52M29S</meta:editing-duration>
    <meta:editing-cycles>8</meta:editing-cycles>
    <meta:generator>LibreOffice/5.4.6.2$Linux_X86_64 LibreOffice_project/40m0$Build-2</meta:generator>
    <meta:document-statistic meta:object-count="20"/>
  </office:meta>
</office:document-meta>
</file>